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200000020C72E68A5F4795D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1.E1" style:family="table-cell">
      <style:table-cell-properties style:vertical-align="middle" fo:padding="0.049cm" fo:border="0.05pt solid #000000" style:writing-mode="page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style:vertical-align="middle" fo:padding="0.049cm" fo:border="0.05pt solid #000000" style:writing-mode="page"/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f1d69" officeooo:paragraph-rsid="001f1d69"/>
    </style:style>
    <style:style style:name="P2" style:family="paragraph" style:parent-style-name="Standard">
      <style:text-properties fo:font-weight="bold" officeooo:rsid="001f1d69" officeooo:paragraph-rsid="001f1d69" style:font-weight-asian="bold" style:font-weight-complex="bold"/>
    </style:style>
    <style:style style:name="P3" style:family="paragraph" style:parent-style-name="Standard">
      <style:text-properties fo:font-weight="bold" officeooo:rsid="001f8454" officeooo:paragraph-rsid="001f8454" style:font-weight-asian="bold" style:font-weight-complex="bold"/>
    </style:style>
    <style:style style:name="P4" style:family="paragraph" style:parent-style-name="Standard">
      <style:text-properties fo:font-weight="bold" officeooo:rsid="001fd6d0" officeooo:paragraph-rsid="001fd6d0" style:font-weight-asian="bold" style:font-weight-complex="bold"/>
    </style:style>
    <style:style style:name="P5" style:family="paragraph" style:parent-style-name="Standard">
      <style:text-properties fo:font-size="16pt" officeooo:rsid="001f1d69" officeooo:paragraph-rsid="001f1d69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normal" officeooo:rsid="001f1d69" officeooo:paragraph-rsid="001f1d69" style:font-size-asian="16pt" style:font-weight-asian="normal" style:font-size-complex="16pt" style:font-weight-complex="normal"/>
    </style:style>
    <style:style style:name="P7" style:family="paragraph" style:parent-style-name="Standard">
      <style:text-properties officeooo:rsid="001f8454" officeooo:paragraph-rsid="001f8454"/>
    </style:style>
    <style:style style:name="P8" style:family="paragraph" style:parent-style-name="Standard">
      <style:paragraph-properties fo:text-align="center" style:justify-single-word="false"/>
      <style:text-properties officeooo:rsid="001f8454" officeooo:paragraph-rsid="001fd6d0"/>
    </style:style>
    <style:style style:name="P9" style:family="paragraph" style:parent-style-name="Standard">
      <style:text-properties officeooo:rsid="001fd6d0" officeooo:paragraph-rsid="001fd6d0"/>
    </style:style>
    <style:style style:name="P10" style:family="paragraph" style:parent-style-name="Standard">
      <style:paragraph-properties fo:text-align="center" style:justify-single-word="false"/>
      <style:text-properties officeooo:rsid="001fd6d0" officeooo:paragraph-rsid="001fd6d0"/>
    </style:style>
    <style:style style:name="P11" style:family="paragraph" style:parent-style-name="Table_20_Contents">
      <style:paragraph-properties fo:text-align="center" style:justify-single-word="false"/>
      <style:text-properties officeooo:rsid="001f8454" officeooo:paragraph-rsid="001f8454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fd6d0" officeooo:paragraph-rsid="001fd6d0"/>
    </style:style>
    <style:style style:name="P14" style:family="paragraph" style:parent-style-name="Table_20_Contents">
      <style:paragraph-properties fo:text-align="center" style:justify-single-word="false"/>
      <style:text-properties officeooo:rsid="002154e2" officeooo:paragraph-rsid="002154e2"/>
    </style:style>
    <style:style style:name="T1" style:family="text">
      <style:text-properties officeooo:rsid="001fd6d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º DAM ENGLISH<text:tab/><text:tab/><text:tab/><text:tab/>NAME Francisco Alacreu Rosello</text:p>
      <text:p text:style-name="P5"/>
      <text:p text:style-name="P6">FILLING OUT A JOB APPLICATION FORM</text:p>
      <text:p text:style-name="P1"/>
      <text:p text:style-name="P1"/>
      <text:p text:style-name="P2">PERSONAL INFORMATION</text:p>
      <text:p text:style-name="P1"/>
      <text:p text:style-name="P1">Last Name: Smith<text:tab/><text:tab/>First Name: John</text:p>
      <text:p text:style-name="P1"/>
      <text:p text:style-name="P1">Address: 1631 Dean Street</text:p>
      <text:p text:style-name="P1"/>
      <text:p text:style-name="P1">City / Town: New York<text:tab/><text:tab/>Code Post: 11213<text:tab/><text:tab/>Country: United States of America</text:p>
      <text:p text:style-name="P1"/>
      <text:p text:style-name="P1">Home Phone: 5552343212<text:tab/><text:tab/>Cell Phone: 543546576<text:tab/>Email: <text:a xlink:type="simple" xlink:href="mailto:John@Smith.com" text:style-name="Internet_20_link" text:visited-style-name="Visited_20_Internet_20_Link">John@Smith.com</text:a></text:p>
      <text:p text:style-name="P1"/>
      <text:p text:style-name="P1">What position(s) are you applying to?<text:tab/>Mobile App Developer</text:p>
      <text:p text:style-name="P1"/>
      <text:p text:style-name="P1">Are you a U.S. citizien? Yes<text:tab/><text:tab/><text:tab/>Do you have a Permanent Resident Card (green card)? Yes</text:p>
      <text:p text:style-name="P1"/>
      <text:p text:style-name="P3">EDUCATION</text:p>
      <text:p text:style-name="P7"/>
      <table:table table:name="Tabla1" table:style-name="Tabla1">
        <table:table-column table:style-name="Tabla1.A" table:number-columns-repeated="5"/>
        <table:table-row table:style-name="TableLine94780642695952">
          <table:table-cell table:style-name="Tabla1.A1" office:value-type="string">
            <text:p text:style-name="P11">School / Training</text:p>
          </table:table-cell>
          <table:table-cell table:style-name="Tabla1.A1" office:value-type="string">
            <text:p text:style-name="P11">Location</text:p>
          </table:table-cell>
          <table:table-cell table:style-name="Tabla1.A1" office:value-type="string">
            <text:p text:style-name="P11">Years Attended</text:p>
          </table:table-cell>
          <table:table-cell table:style-name="Tabla1.A1" office:value-type="string">
            <text:p text:style-name="P11">Degree or Certification</text:p>
          </table:table-cell>
          <table:table-cell table:style-name="Tabla1.E1" office:value-type="string">
            <text:p text:style-name="P11">Vocational Training</text:p>
          </table:table-cell>
        </table:table-row>
        <table:table-row table:style-name="TableLine94780642695952">
          <table:table-cell table:style-name="Tabla1.A2" office:value-type="string">
            <text:p text:style-name="P11">CIDEAD</text:p>
          </table:table-cell>
          <table:table-cell table:style-name="Tabla1.A2" office:value-type="string">
            <text:p text:style-name="P11">Spain (Online)</text:p>
          </table:table-cell>
          <table:table-cell table:style-name="Tabla1.A2" office:value-type="string">
            <text:p text:style-name="P11">2</text:p>
          </table:table-cell>
          <table:table-cell table:style-name="Tabla1.A2" office:value-type="string">
            <text:p text:style-name="P11">Tecnico Superior Desarrollo de aplicaciones Multiplataforma</text:p>
          </table:table-cell>
          <table:table-cell table:style-name="Tabla1.E2" office:value-type="string">
            <text:p text:style-name="P12"/>
          </table:table-cell>
        </table:table-row>
        <table:table-row table:style-name="TableLine94780642695952">
          <table:table-cell table:style-name="Tabla1.A2" office:value-type="string">
            <text:p text:style-name="P11">Stevens Tech Institute</text:p>
          </table:table-cell>
          <table:table-cell table:style-name="Tabla1.A2" office:value-type="string">
            <text:p text:style-name="P11">New York</text:p>
          </table:table-cell>
          <table:table-cell table:style-name="Tabla1.A2" office:value-type="string">
            <text:p text:style-name="P11">4</text:p>
          </table:table-cell>
          <table:table-cell table:style-name="Tabla1.A2" office:value-type="string">
            <text:p text:style-name="P11">Electronics Engineer</text:p>
          </table:table-cell>
          <table:table-cell table:style-name="Tabla1.E2" office:value-type="string">
            <text:p text:style-name="P12"/>
          </table:table-cell>
        </table:table-row>
      </table:table>
      <text:p text:style-name="P7"/>
      <text:p text:style-name="P7">Additional Training: Python language</text:p>
      <text:p text:style-name="P7"/>
      <text:p text:style-name="P7">Strengths: Hard Worker, Good Team worker<text:tab/><text:tab/>Weaknesses: Some times I get obsessed with my job.</text:p>
      <text:p text:style-name="P7"/>
      <text:p text:style-name="P3">LAST PLACE OF EMPLOYMENT</text:p>
      <text:p text:style-name="P7"/>
      <text:p text:style-name="P7">Employer: General Electric Healthcare<text:tab/><text:tab/><text:tab/>Dates Employed: From 01/01/2008 to now</text:p>
      <text:p text:style-name="P7"/>
      <text:p text:style-name="P7">Adress: New York <text:span text:style-name="T1">Presbiterian Hospital</text:span></text:p>
      <text:p text:style-name="P7"/>
      <text:p text:style-name="P9">Position: Full time medical equipment engineer. <text:tab/><text:tab/>Salary: 4.000$ per month</text:p>
      <text:p text:style-name="P9"/>
      <text:p text:style-name="P9">Supervisor`s name and title: Tim Damon, Hospital Maintenance manager.</text:p>
      <text:p text:style-name="P9"><text:s/></text:p>
      <text:p text:style-name="P9">Reasons for living: I am looking for a new kind of job and new perspectives in my life.</text:p>
      <text:p text:style-name="P9"/>
      <text:p text:style-name="P9"><text:soft-page-break/><text:span text:style-name="T2">REFERENCES</text:span> </text:p>
      <text:p text:style-name="P9"/>
      <table:table table:name="Tabla2" table:style-name="Tabla2">
        <table:table-column table:style-name="Tabla2.A" table:number-columns-repeated="4"/>
        <table:table-row table:style-name="TableLine94780676734688">
          <table:table-cell table:style-name="Tabla2.A1" office:value-type="string">
            <text:p text:style-name="P13">Name</text:p>
          </table:table-cell>
          <table:table-cell table:style-name="Tabla2.A1" office:value-type="string">
            <text:p text:style-name="P13">Title / Position</text:p>
          </table:table-cell>
          <table:table-cell table:style-name="Tabla2.A1" office:value-type="string">
            <text:p text:style-name="P13">Company</text:p>
          </table:table-cell>
          <table:table-cell table:style-name="Tabla2.D1" office:value-type="string">
            <text:p text:style-name="P13">Phone Number</text:p>
          </table:table-cell>
        </table:table-row>
        <table:table-row table:style-name="TableLine94780676734688">
          <table:table-cell table:style-name="Tabla2.A2" office:value-type="string">
            <text:p text:style-name="P13">Tim Damon</text:p>
          </table:table-cell>
          <table:table-cell table:style-name="Tabla2.A2" office:value-type="string">
            <text:p text:style-name="P10">Hospital Maintenance manager</text:p>
          </table:table-cell>
          <table:table-cell table:style-name="Tabla2.A2" office:value-type="string">
            <text:p text:style-name="P8">New York <text:span text:style-name="T1">Presbiterian Hospital</text:span></text:p>
          </table:table-cell>
          <table:table-cell table:style-name="Tabla2.D2" office:value-type="string">
            <text:p text:style-name="P13">5551234123</text:p>
          </table:table-cell>
        </table:table-row>
        <table:table-row table:style-name="TableLine94780676734688">
          <table:table-cell table:style-name="Tabla2.A2" office:value-type="string">
            <text:p text:style-name="P12">H. Lawrence Culp Jr.</text:p>
          </table:table-cell>
          <table:table-cell table:style-name="Tabla2.A2" office:value-type="string">
            <text:p text:style-name="P14">CEO</text:p>
          </table:table-cell>
          <table:table-cell table:style-name="Tabla2.A2" office:value-type="string">
            <text:p text:style-name="P14">General Electric</text:p>
          </table:table-cell>
          <table:table-cell table:style-name="Tabla2.D2" office:value-type="string">
            <text:p text:style-name="P13">5559876987</text:p>
          </table:table-cell>
        </table:table-row>
      </table:table>
      <text:p text:style-name="P9"/>
      <text:p text:style-name="P4">AUTHORIZATIONS</text:p>
      <text:p text:style-name="P9"/>
      <text:p text:style-name="P9">I certify that all the information on this form is true and correct.</text:p>
      <text:p text:style-name="P9">I understand that incorrect or untrue information is reason for termination of employment.</text:p>
      <text:p text:style-name="P9">I authorize investigation of all the information on this application.</text:p>
      <text:p text:style-name="P9">Signature:<draw:frame draw:style-name="fr1" draw:name="Imagen1" text:anchor-type="char" svg:x="0.009cm" svg:y="1.242cm" svg:width="5.826cm" svg:height="1.901cm" draw:z-index="0"><draw:image xlink:href="Pictures/100002010000006200000020C72E68A5F4795D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16:55:30.369195126</meta:creation-date>
    <dc:date>2021-01-10T17:26:14.827167587</dc:date>
    <meta:editing-duration>PT8M34S</meta:editing-duration>
    <meta:editing-cycles>2</meta:editing-cycles>
    <meta:generator>LibreOffice/7.0.4.2$Linux_X86_64 LibreOffice_project/00$Build-2</meta:generator>
    <meta:document-statistic meta:table-count="2" meta:image-count="1" meta:object-count="0" meta:page-count="2" meta:paragraph-count="50" meta:word-count="240" meta:character-count="1593" meta:non-whitespace-character-count="1386"/>
  </office:meta>
</office:document-meta>
</file>